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Bibliography_20_1">
      <style:paragraph-properties>
        <style:tab-stops/>
      </style:paragraph-properties>
    </style:style>
    <style:style style:name="P16" style:family="paragraph" style:parent-style-name="Text_20_body">
      <style:text-properties officeooo:rsid="00ddbe1c" officeooo:paragraph-rsid="00ddbe1c"/>
    </style:style>
    <style:style style:name="P17" style:family="paragraph" style:parent-style-name="Text_20_body">
      <style:text-properties officeooo:rsid="00c40497" officeooo:paragraph-rsid="00ce833b"/>
    </style:style>
    <style:style style:name="P18" style:family="paragraph" style:parent-style-name="Text_20_body">
      <style:text-properties officeooo:rsid="00737eac" officeooo:paragraph-rsid="00d188f7"/>
    </style:style>
    <style:style style:name="P19" style:family="paragraph" style:parent-style-name="Text_20_body">
      <style:text-properties officeooo:rsid="00d188f7" officeooo:paragraph-rsid="00d188f7"/>
    </style:style>
    <style:style style:name="P20" style:family="paragraph" style:parent-style-name="Text_20_body">
      <style:text-properties officeooo:rsid="00d1a387" officeooo:paragraph-rsid="00d1a387"/>
    </style:style>
    <style:style style:name="P21" style:family="paragraph" style:parent-style-name="Text_20_body">
      <style:text-properties officeooo:rsid="00d1a387" officeooo:paragraph-rsid="00d22a1a"/>
    </style:style>
    <style:style style:name="P22" style:family="paragraph" style:parent-style-name="Text_20_body">
      <style:text-properties officeooo:rsid="00d1a387" officeooo:paragraph-rsid="00d35d53"/>
    </style:style>
    <style:style style:name="P23" style:family="paragraph" style:parent-style-name="Text_20_body">
      <style:text-properties officeooo:paragraph-rsid="00d35d53"/>
    </style:style>
    <style:style style:name="P24" style:family="paragraph" style:parent-style-name="Text_20_body">
      <style:text-properties officeooo:paragraph-rsid="00d37304"/>
    </style:style>
    <style:style style:name="P25" style:family="paragraph" style:parent-style-name="Text_20_body">
      <style:text-properties officeooo:rsid="00d45a97" officeooo:paragraph-rsid="00d45a97"/>
    </style:style>
    <style:style style:name="P26" style:family="paragraph" style:parent-style-name="Text_20_body">
      <style:text-properties officeooo:rsid="00d54798" officeooo:paragraph-rsid="00d54798"/>
    </style:style>
    <style:style style:name="P27" style:family="paragraph" style:parent-style-name="Text_20_body">
      <style:text-properties officeooo:rsid="00d69bc6" officeooo:paragraph-rsid="00d69bc6"/>
    </style:style>
    <style:style style:name="P28" style:family="paragraph" style:parent-style-name="Text_20_body">
      <style:text-properties officeooo:paragraph-rsid="00dba27b"/>
    </style:style>
    <style:style style:name="P29" style:family="paragraph" style:parent-style-name="Title">
      <style:text-properties officeooo:rsid="001494a7" officeooo:paragraph-rsid="001494a7"/>
    </style:style>
    <style:style style:name="P30" style:family="paragraph" style:parent-style-name="Heading_20_1">
      <style:text-properties officeooo:rsid="001c5026" officeooo:paragraph-rsid="0031e2e9"/>
    </style:style>
    <style:style style:name="P31" style:family="paragraph" style:parent-style-name="Heading_20_1">
      <style:text-properties officeooo:paragraph-rsid="0031e2e9"/>
    </style:style>
    <style:style style:name="P32" style:family="paragraph" style:parent-style-name="Heading_20_1">
      <style:text-properties officeooo:rsid="00ddbe1c" officeooo:paragraph-rsid="00ddbe1c"/>
    </style:style>
    <style:style style:name="P33" style:family="paragraph" style:parent-style-name="Heading_20_1">
      <style:text-properties officeooo:rsid="00d8f4ec" officeooo:paragraph-rsid="00d8f4ec"/>
    </style:style>
    <style:style style:name="P34" style:family="paragraph" style:parent-style-name="Heading_20_1">
      <style:text-properties officeooo:rsid="00d009ea" officeooo:paragraph-rsid="00d009ea"/>
    </style:style>
    <style:style style:name="P35" style:family="paragraph" style:parent-style-name="Heading_20_1">
      <style:text-properties officeooo:paragraph-rsid="0061d795"/>
    </style:style>
    <style:style style:name="P36" style:family="paragraph" style:parent-style-name="Heading_20_2">
      <style:text-properties officeooo:paragraph-rsid="00e753f2"/>
    </style:style>
    <style:style style:name="P37" style:family="paragraph" style:parent-style-name="Heading_20_2">
      <style:text-properties officeooo:rsid="010d2c50" officeooo:paragraph-rsid="010d2c50"/>
    </style:style>
    <style:style style:name="P38" style:family="paragraph" style:parent-style-name="Heading_20_2">
      <style:text-properties officeooo:paragraph-rsid="010d2c50"/>
    </style:style>
    <style:style style:name="P39" style:family="paragraph" style:parent-style-name="Text_20_body">
      <style:text-properties officeooo:rsid="008b1c56" officeooo:paragraph-rsid="008b1c56"/>
    </style:style>
    <style:style style:name="P40" style:family="paragraph" style:parent-style-name="Text_20_body">
      <style:text-properties officeooo:rsid="00df48af" officeooo:paragraph-rsid="00df48af"/>
    </style:style>
    <style:style style:name="P41" style:family="paragraph" style:parent-style-name="Text_20_body">
      <style:text-properties officeooo:rsid="00df48af" officeooo:paragraph-rsid="00e753f2"/>
    </style:style>
    <style:style style:name="P42" style:family="paragraph" style:parent-style-name="Text_20_body">
      <style:text-properties officeooo:rsid="00422e2d" officeooo:paragraph-rsid="00ab0928"/>
    </style:style>
    <style:style style:name="P43" style:family="paragraph" style:parent-style-name="Text_20_body">
      <style:text-properties officeooo:rsid="00e1157a" officeooo:paragraph-rsid="011e2f1d"/>
    </style:style>
    <style:style style:name="P44" style:family="paragraph" style:parent-style-name="Text_20_body">
      <style:text-properties officeooo:rsid="0061d795" officeooo:paragraph-rsid="00e753f2"/>
    </style:style>
    <style:style style:name="P45" style:family="paragraph" style:parent-style-name="Text_20_body">
      <style:text-properties officeooo:rsid="00e610a0" officeooo:paragraph-rsid="00ec9a0d"/>
    </style:style>
    <style:style style:name="P46" style:family="paragraph" style:parent-style-name="Text_20_body">
      <style:text-properties officeooo:rsid="00e6d09e" officeooo:paragraph-rsid="00ec9a0d"/>
    </style:style>
    <style:style style:name="P47" style:family="paragraph" style:parent-style-name="Text_20_body">
      <style:text-properties officeooo:paragraph-rsid="0076b868"/>
    </style:style>
    <style:style style:name="P48" style:family="paragraph" style:parent-style-name="Text_20_body">
      <style:text-properties officeooo:rsid="00a03dba" officeooo:paragraph-rsid="00ef624f"/>
    </style:style>
    <style:style style:name="P49" style:family="paragraph" style:parent-style-name="Text_20_body">
      <style:text-properties officeooo:rsid="00980d24" officeooo:paragraph-rsid="00ee162b"/>
    </style:style>
    <style:style style:name="P50" style:family="paragraph" style:parent-style-name="Text_20_body">
      <style:text-properties officeooo:rsid="00c6ec0c" officeooo:paragraph-rsid="00e7a177"/>
    </style:style>
    <style:style style:name="P51" style:family="paragraph" style:parent-style-name="Text_20_body">
      <style:text-properties officeooo:rsid="00cbce10" officeooo:paragraph-rsid="00e7a177"/>
    </style:style>
    <style:style style:name="P52" style:family="paragraph" style:parent-style-name="Text_20_body">
      <style:text-properties officeooo:paragraph-rsid="00e7a177"/>
    </style:style>
    <style:style style:name="P53" style:family="paragraph" style:parent-style-name="Text_20_body">
      <style:text-properties officeooo:paragraph-rsid="00ef624f"/>
    </style:style>
    <style:style style:name="P54" style:family="paragraph" style:parent-style-name="Text_20_body" style:list-style-name="L1">
      <style:text-properties officeooo:rsid="00f4bee3" officeooo:paragraph-rsid="010d2c50"/>
    </style:style>
    <style:style style:name="P55" style:family="paragraph" style:parent-style-name="Text_20_body">
      <style:text-properties officeooo:rsid="00f4bee3" officeooo:paragraph-rsid="010d2c50"/>
    </style:style>
    <style:style style:name="P56" style:family="paragraph" style:parent-style-name="Text_20_body" style:list-style-name="L1">
      <style:text-properties officeooo:rsid="00f4c70b" officeooo:paragraph-rsid="010d2c50"/>
    </style:style>
    <style:style style:name="P57" style:family="paragraph" style:parent-style-name="Text_20_body" style:list-style-name="L1">
      <style:text-properties officeooo:rsid="00f5d4f6" officeooo:paragraph-rsid="010d2c50"/>
    </style:style>
    <style:style style:name="P58" style:family="paragraph" style:parent-style-name="Text_20_body" style:list-style-name="L1">
      <style:text-properties officeooo:rsid="00f971dd" officeooo:paragraph-rsid="010d2c50"/>
    </style:style>
    <style:style style:name="P59" style:family="paragraph" style:parent-style-name="Text_20_body" style:list-style-name="L1">
      <style:text-properties officeooo:rsid="00ff09d5" officeooo:paragraph-rsid="010d2c50"/>
    </style:style>
    <style:style style:name="P60" style:family="paragraph" style:parent-style-name="Text_20_body" style:list-style-name="L3">
      <style:text-properties officeooo:rsid="0109e016" officeooo:paragraph-rsid="010d2c50"/>
    </style:style>
    <style:style style:name="P61" style:family="paragraph" style:parent-style-name="Text_20_body">
      <style:text-properties officeooo:paragraph-rsid="010e6118"/>
    </style:style>
    <style:style style:name="P62" style:family="paragraph" style:parent-style-name="Text_20_body">
      <style:text-properties officeooo:rsid="01158d5b" officeooo:paragraph-rsid="01158d5b"/>
    </style:style>
    <style:style style:name="P63" style:family="paragraph" style:parent-style-name="Text_20_body" style:list-style-name="L3">
      <style:text-properties officeooo:rsid="011987b4" officeooo:paragraph-rsid="011987b4"/>
    </style:style>
    <style:style style:name="P64" style:family="paragraph" style:parent-style-name="Text_20_body">
      <style:text-properties officeooo:rsid="003480fe" officeooo:paragraph-rsid="003480fe"/>
    </style:style>
    <style:style style:name="P65" style:family="paragraph" style:parent-style-name="Text_20_body">
      <style:text-properties officeooo:rsid="011b8ccc" officeooo:paragraph-rsid="011b8ccc"/>
    </style:style>
    <style:style style:name="P66" style:family="paragraph" style:parent-style-name="Text_20_body" style:list-style-name="L4">
      <style:text-properties officeooo:rsid="011b8ccc" officeooo:paragraph-rsid="011b8cc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1ee58"/>
    </style:style>
    <style:style style:name="T34" style:family="text">
      <style:text-properties officeooo:rsid="00622347"/>
    </style:style>
    <style:style style:name="T35" style:family="text">
      <style:text-properties officeooo:rsid="0067bdd0"/>
    </style:style>
    <style:style style:name="T36" style:family="text">
      <style:text-properties officeooo:rsid="0067f0af"/>
    </style:style>
    <style:style style:name="T37" style:family="text">
      <style:text-properties officeooo:rsid="00697b9b"/>
    </style:style>
    <style:style style:name="T38" style:family="text">
      <style:text-properties officeooo:rsid="006ada1f"/>
    </style:style>
    <style:style style:name="T39" style:family="text">
      <style:text-properties officeooo:rsid="00752a36"/>
    </style:style>
    <style:style style:name="T40" style:family="text">
      <style:text-properties officeooo:rsid="00766c82"/>
    </style:style>
    <style:style style:name="T41" style:family="text">
      <style:text-properties officeooo:rsid="004302c8"/>
    </style:style>
    <style:style style:name="T42" style:family="text">
      <style:text-properties officeooo:rsid="00783d5c"/>
    </style:style>
    <style:style style:name="T43" style:family="text">
      <style:text-properties officeooo:rsid="007ab907"/>
    </style:style>
    <style:style style:name="T44" style:family="text">
      <style:text-properties officeooo:rsid="007b1955"/>
    </style:style>
    <style:style style:name="T45" style:family="text">
      <style:text-properties officeooo:rsid="007caf7b"/>
    </style:style>
    <style:style style:name="T46" style:family="text">
      <style:text-properties officeooo:rsid="007de5a9"/>
    </style:style>
    <style:style style:name="T47" style:family="text">
      <style:text-properties officeooo:rsid="007e312c"/>
    </style:style>
    <style:style style:name="T48" style:family="text">
      <style:text-properties officeooo:rsid="007ec4c1"/>
    </style:style>
    <style:style style:name="T49" style:family="text">
      <style:text-properties officeooo:rsid="0082edb4"/>
    </style:style>
    <style:style style:name="T50" style:family="text">
      <style:text-properties officeooo:rsid="0086e911"/>
    </style:style>
    <style:style style:name="T51" style:family="text">
      <style:text-properties officeooo:rsid="00879a52"/>
    </style:style>
    <style:style style:name="T52" style:family="text">
      <style:text-properties officeooo:rsid="0087d1de"/>
    </style:style>
    <style:style style:name="T53" style:family="text">
      <style:text-properties officeooo:rsid="0088db1e"/>
    </style:style>
    <style:style style:name="T54" style:family="text">
      <style:text-properties officeooo:rsid="008ba952"/>
    </style:style>
    <style:style style:name="T55" style:family="text">
      <style:text-properties officeooo:rsid="008ca975"/>
    </style:style>
    <style:style style:name="T56" style:family="text">
      <style:text-properties officeooo:rsid="008e84e2"/>
    </style:style>
    <style:style style:name="T57" style:family="text">
      <style:text-properties officeooo:rsid="00422e2d"/>
    </style:style>
    <style:style style:name="T58" style:family="text">
      <style:text-properties officeooo:rsid="0092fee7"/>
    </style:style>
    <style:style style:name="T59" style:family="text">
      <style:text-properties officeooo:rsid="009523e5"/>
    </style:style>
    <style:style style:name="T60" style:family="text">
      <style:text-properties officeooo:rsid="0095913c"/>
    </style:style>
    <style:style style:name="T61" style:family="text">
      <style:text-properties officeooo:rsid="0099bcc1"/>
    </style:style>
    <style:style style:name="T62" style:family="text">
      <style:text-properties officeooo:rsid="009aa5ac"/>
    </style:style>
    <style:style style:name="T63" style:family="text">
      <style:text-properties officeooo:rsid="009e1d1e"/>
    </style:style>
    <style:style style:name="T64" style:family="text">
      <style:text-properties officeooo:rsid="00a0028c"/>
    </style:style>
    <style:style style:name="T65" style:family="text">
      <style:text-properties officeooo:rsid="00a0a49b"/>
    </style:style>
    <style:style style:name="T66" style:family="text">
      <style:text-properties officeooo:rsid="00a14116"/>
    </style:style>
    <style:style style:name="T67" style:family="text">
      <style:text-properties officeooo:rsid="00a1b050"/>
    </style:style>
    <style:style style:name="T68" style:family="text">
      <style:text-properties officeooo:rsid="00a38b57"/>
    </style:style>
    <style:style style:name="T69" style:family="text">
      <style:text-properties officeooo:rsid="00a43158"/>
    </style:style>
    <style:style style:name="T70" style:family="text">
      <style:text-properties officeooo:rsid="00a56431"/>
    </style:style>
    <style:style style:name="T71" style:family="text">
      <style:text-properties officeooo:rsid="00a799fd"/>
    </style:style>
    <style:style style:name="T72" style:family="text">
      <style:text-properties officeooo:rsid="00accbab"/>
    </style:style>
    <style:style style:name="T73" style:family="text">
      <style:text-properties officeooo:rsid="00b1ed3a"/>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fo:font-style="normal" officeooo:rsid="00ce833b" style:font-style-asian="normal" style:font-style-complex="normal"/>
    </style:style>
    <style:style style:name="T77" style:family="text">
      <style:text-properties fo:font-style="normal" officeooo:rsid="010bc3de" style:font-style-asian="normal" style:font-style-complex="normal"/>
    </style:style>
    <style:style style:name="T78" style:family="text">
      <style:text-properties officeooo:rsid="00c5c2ea"/>
    </style:style>
    <style:style style:name="T79" style:family="text">
      <style:text-properties officeooo:rsid="00c6ec0c"/>
    </style:style>
    <style:style style:name="T80" style:family="text">
      <style:text-properties officeooo:rsid="00c8b449"/>
    </style:style>
    <style:style style:name="T81" style:family="text">
      <style:text-properties officeooo:rsid="00ca6db6"/>
    </style:style>
    <style:style style:name="T82" style:family="text">
      <style:text-properties officeooo:rsid="00cd043f"/>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3f716"/>
    </style:style>
    <style:style style:name="T95" style:family="text">
      <style:text-properties officeooo:rsid="00e50b7f"/>
    </style:style>
    <style:style style:name="T96" style:family="text">
      <style:text-properties officeooo:rsid="005698b0"/>
    </style:style>
    <style:style style:name="T97" style:family="text">
      <style:text-properties officeooo:rsid="00ec9a0d"/>
    </style:style>
    <style:style style:name="T98" style:family="text">
      <style:text-properties officeooo:rsid="00ecbedb"/>
    </style:style>
    <style:style style:name="T99" style:family="text">
      <style:text-properties officeooo:rsid="00ee162b"/>
    </style:style>
    <style:style style:name="T100" style:family="text">
      <style:text-properties officeooo:rsid="00ef624f"/>
    </style:style>
    <style:style style:name="T101" style:family="text">
      <style:text-properties officeooo:rsid="00f1b062"/>
    </style:style>
    <style:style style:name="T102" style:family="text">
      <style:text-properties officeooo:rsid="00f23623"/>
    </style:style>
    <style:style style:name="T103" style:family="text">
      <style:text-properties officeooo:rsid="00f5d4f6"/>
    </style:style>
    <style:style style:name="T104" style:family="text">
      <style:text-properties officeooo:rsid="00f69dfd"/>
    </style:style>
    <style:style style:name="T105" style:family="text">
      <style:text-properties officeooo:rsid="00f82283"/>
    </style:style>
    <style:style style:name="T106" style:family="text">
      <style:text-properties officeooo:rsid="00f9b6c0"/>
    </style:style>
    <style:style style:name="T107" style:family="text">
      <style:text-properties officeooo:rsid="00fb47d0"/>
    </style:style>
    <style:style style:name="T108" style:family="text">
      <style:text-properties officeooo:rsid="0100da0e"/>
    </style:style>
    <style:style style:name="T109" style:family="text">
      <style:text-properties officeooo:rsid="0102b1b0"/>
    </style:style>
    <style:style style:name="T110" style:family="text">
      <style:text-properties officeooo:rsid="0103d001"/>
    </style:style>
    <style:style style:name="T111" style:family="text">
      <style:text-properties officeooo:rsid="010574ff"/>
    </style:style>
    <style:style style:name="T112" style:family="text">
      <style:text-properties officeooo:rsid="0109e016"/>
    </style:style>
    <style:style style:name="T113" style:family="text">
      <style:text-properties officeooo:rsid="010bc3de"/>
    </style:style>
    <style:style style:name="T114" style:family="text">
      <style:text-properties officeooo:rsid="010c86e5"/>
    </style:style>
    <style:style style:name="T115" style:family="text">
      <style:text-properties officeooo:rsid="010fc8f3"/>
    </style:style>
    <style:style style:name="T116" style:family="text">
      <style:text-properties officeooo:rsid="0116b45d"/>
    </style:style>
    <style:style style:name="T117" style:family="text">
      <style:text-properties officeooo:rsid="0116bd3f"/>
    </style:style>
    <style:style style:name="T118" style:family="text">
      <style:text-properties officeooo:rsid="01180320"/>
    </style:style>
    <style:style style:name="T119" style:family="text">
      <style:text-properties fo:font-weight="bold" style:font-weight-asian="bold" style:font-weight-complex="bold"/>
    </style:style>
    <style:style style:name="T120" style:family="text">
      <style:text-properties officeooo:rsid="011e2f1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he <text:span text:style-name="T5">High-Level </text:span>Algorithm of Financing Fundamental Science and Software, for Blockchain Implementation: Why This Way and Peculiarities of Information Exchange and Payments <text:span text:style-name="T74">[rough draft]</text:span></text:p>
      <text:p text:style-name="P7"><text:span text:style-name="T1">Victor Porton (ORCID </text:span>0000-0001-7064-7975<text:span text:style-name="T1">)</text:span></text:p>
      <text:p text:style-name="P8"><text:span text:style-name="T119">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0"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64">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65">Also, it should implement an affiliate program for marketers for the following reasons:</text:p>
      <text:list xml:id="list352911896" text:style-name="L4">
        <text:list-item>
          <text:p text:style-name="P66">The marketing talent is often disjoint with software or science talents.</text:p>
        </text:list-item>
        <text:list-item>
          <text:p text:style-name="P66">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1"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73">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73">of</text:span><text:span text:style-name="T50">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50">is</text:span> also anticipated that Google will be able to filter out non-scientific articles (plain journalism, pseudo-science, nonsense texts) from considered algorithm <text:span text:style-name="T49">(as it already does in Google Scholar)</text:span> to calculate the rating of scientific articles.</text:p>
      <text:p text:style-name="P6">Later I understood that this system does not work <text:span text:style-name="T51">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7">By <text:span text:style-name="T12">project</text:span><text:span text:style-name="T75"> we mean an open source repository or package or a scientific article/</text:span><text:span text:style-name="T76">book</text:span><text:span text:style-name="T75">.</text:span></text:p>
      <text:p text:style-name="P13"><text:span text:style-name="T101">F</text:span><text:span text:style-name="T29">or the below we need to</text:span><text:span text:style-name="T57"> scan dependencies </text:span><text:span text:style-name="T29">of a project.</text:span><text:span text:style-name="T57"> </text:span><text:span text:style-name="T28">If </text:span><text:span text:style-name="T29">dependencies are provided to us as</text:span><text:span text:style-name="T28"> an SQL download, that’s clea</text:span><text:span text:style-name="T52">r</text:span><text:span text:style-name="T28">. If it is an API </text:span><text:span text:style-name="T29">fo requesting an individual project info</text:span><text:span text:style-name="T28">, </text:span><text:span text:style-name="T53">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36" text:outline-level="2"><text:soft-page-break/>Implementation as Layer-2</text:h>
      <text:p text:style-name="P43">We implement all <text:span text:style-name="T101">monetary </text:span>transactions 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01">namely a </text:span><text:span text:style-name="T115">zkEVM </text:span><text:span text:style-name="T120">or another Turing-complete</text:span><text:span text:style-name="T115"> </text:span><text:span text:style-name="T101">Validium</text:span><text:span text:style-name="T79"> </text:span><text:span text:style-name="T79"><text:bibliography-mark text:identifier="validium" text:bibliography-type="www" text:author="ethereum.org" text:title="Validium" text:url="https://ethereum.org/en/developers/docs/scaling/validium/">[10]</text:bibliography-mark></text:span>. <text:span text:style-name="T94">Storing dependencies information happens in </text:span><text:span text:style-name="T102">the </text:span><text:span text:style-name="T94">L2 </text:span><text:span text:style-name="T101">storage,</text:span><text:span text:style-name="T94"> too, but without rollup to the main chain.</text:span><text:span text:style-name="T101"> </text:span></text:p>
      <text:p text:style-name="P62">As the Validium we can use for example Adamantium <text:bibliography-mark text:identifier="adamantium" text:bibliography-type="www" text:author="Avihu" text:title="Adamantium - Power Users" text:url="https://ethresear.ch/t/adamantium-power-users/9600">[11]</text:bibliography-mark> (this may complicate the development because requires to use Cairo programming language in addition to Solidity, <text:span text:style-name="T120">because it isn’t EVM</text:span>) to secure the Validum data.</text:p>
      <text:p text:style-name="P50"><text:span text:style-name="T80">??Thus, our model of decentralization is </text:span><text:span text:style-name="T81">the ability to replicate creation of this blockchain by a third-party, not direct write access to the chain by third-parties</text:span><text:span text:style-name="T80">.</text:span></text:p>
      <text:p text:style-name="P61"><text:span text:style-name="T110">L2 zkEVM are r/o for the outside world.</text:span></text:p>
      <text:p text:style-name="P51">As our rounds create multiple blockchains, we will also have a chain that will store last block hashes from each round chain, to have a non-modifiable history of all rounds.</text:p>
      <text:p text:style-name="P52"><text:span text:style-name="T82">If later we switch to using an established low-cost blockchain (such as </text:span><text:span text:style-name="T79">MoonBeam or Polygon</text:span><text:span text:style-name="T82">)</text:span><text:span text:style-name="T78"> as the Validium, </text:span><text:span text:style-name="T82">we need to make the storage contract gasless,</text:span><text:span text:style-name="T78"> because </text:span><text:span text:style-name="T82">otherwise</text:span><text:span text:style-name="T78"> it requires </text:span><text:span text:style-name="T82">too </text:span><text:span text:style-name="T78">many transactions </text:span><text:span text:style-name="T82">having been </text:span><text:span text:style-name="T78">confirmed by the user.</text:span></text:p>
      <text:p text:style-name="P44"><text:span text:style-name="T33">As L2 </text:span><text:span text:style-name="T95">for transactions</text:span><text:span text:style-name="T33"> we will use </text:span><text:span text:style-name="T34">a Validium based on zkEVM</text:span><text:span text:style-name="T35">. </text:span><text:span text:style-name="T69">W</text:span><text:span text:style-name="T37">e can use </text:span><text:span text:style-name="T71">zkEVM</text:span><text:span text:style-name="T37"> with data stored in a </text:span><text:span text:style-name="T70">cheap </text:span><text:span text:style-name="T37">chain like Polygon or MoonBeam </text:span><text:span text:style-name="T69">(as a Validium)</text:span><text:span text:style-name="T65"> or a blockchain specifically created for a round </text:span><text:span text:style-name="T65"><text:bibliography-mark text:identifier="sidechain-rollups" text:bibliography-type="www" text:author="Victor Porton" text:title="Storing ZK-rollups in a sidechain" text:year="2023">[12]</text:bibliography-mark></text:span><text:span text:style-name="T69"> </text:span><text:span text:style-name="T38">instead of the chain in question</text:span><text:span text:style-name="T37">.</text:span></text:p>
      <text:p text:style-name="P45">Remark: <text:span text:style-name="T35">ZK-rollups </text:span><text:span text:style-name="T35"><text:bibliography-mark text:identifier="zk-rollups" text:bibliography-type="www" text:author="ethereum.org" text:title="Zero-Knowledge rollups">[13]</text:bibliography-mark></text:span><text:span text:style-name="T35"> instead of Validium would be too heavy, because we calculate data for every dependency </text:span><text:span text:style-name="T36">(and dependencies may count in thousands)</text:span></text:p>
      <text:p text:style-name="P46">Because we create a new chain for every round, we need a big space of TCP/IP ports or I<text:span text:style-name="T97">P</text:span>s. Thus we will use IPv6 for this purpose.</text:p>
      <text:p text:style-name="P49">We store in Validium <text:span text:style-name="T100">also </text:span>the following pseudo-type: DiGraph&lt;<text:span text:style-name="T62">(</text:span>ProjectId, Version<text:span text:style-name="T62">)</text:span>&gt;, where the version is to be updated, if the next donor finds given project’s dependencies different than the previous donors.</text:p>
      <text:h text:style-name="P37" text:outline-level="2">Actual algorithm stages</text:h>
      <text:p text:style-name="P55">Stages <text:span text:style-name="T112">of donation</text:span>:</text:p>
      <text:list text:style-name="L1">
        <text:list-item>
          <text:p text:style-name="P54">The server writes dependencies, <text:span text:style-name="T108">project ID,</text:span> <text:span text:style-name="T108">X, and Y</text:span> to L2 <text:span text:style-name="T113">(the </text:span><text:span text:style-name="T14">donation specification</text:span><text:span text:style-name="T113">)</text:span>.</text:p>
        </text:list-item>
        <text:list-item>
          <text:p text:style-name="P54">Client using r/o access to L2 can validate it <text:span text:style-name="T104">(can be </text:span><text:span text:style-name="T105">done with a hash </text:span><text:span text:style-name="T109">or re-downloading all uploaded dependencies</text:span><text:span text:style-name="T104">)</text:span>.</text:p>
        </text:list-item>
        <text:list-item>
          <text:p text:style-name="P59">Client moves the funds to L2 <text:span text:style-name="T111">(using the server as the gateway)</text:span>.</text:p>
        </text:list-item>
        <text:list-item>
          <text:p text:style-name="P58">Client transfers on L2 to the <text:span text:style-name="T113">distribution contract</text:span><text:span text:style-name="T107"> </text:span>account <text:span text:style-name="T106">(requires user confirmation)</text:span>.</text:p>
        </text:list-item>
        <text:list-item>
          <text:p text:style-name="P57">Loop:</text:p>
          <text:list>
            <text:list-item>
              <text:p text:style-name="P56">Server calls monetary transactions on L2 <text:span text:style-name="T113">through this contract that ensures distribution of funds accordingly </text:span><text:span text:style-name="T77">the donation specification</text:span><text:span text:style-name="T103">. </text:span><text:span text:style-name="T114">For this method the msg.sender is not checked.</text:span></text:p>
            </text:list-item>
          </text:list>
        </text:list-item>
      </text:list>
      <text:p text:style-name="P55"><text:soft-page-break/>Stages <text:span text:style-name="T112">of withdrawal</text:span>:</text:p>
      <text:list xml:id="list2920167234" text:style-name="L3">
        <text:list-item>
          <text:p text:style-name="P60">The benefactor on L2 send<text:span text:style-name="T116">s</text:span> funds to the “burning” account <text:span text:style-name="T117">to claim funds on the </text:span><text:span text:style-name="T118">L1</text:span>.</text:p>
        </text:list-item>
        <text:list-item>
          <text:p text:style-name="P63">The user withdraws funds on the L1.</text:p>
        </text:list-item>
      </text:list>
      <text:h text:style-name="P38" text:outline-level="2">Other differences from cGrants</text:h>
      <text:p text:style-name="P48">We put matching funds on <text:span text:style-name="T54">our </text:span>I<text:span text:style-name="T54">V</text:span>otingStrategy <text:span text:style-name="T54">contract.</text:span></text:p>
      <text:p text:style-name="P53"><text:span text:style-name="T99">Unlike GitCoin cGrants, w</text:span><text:span text:style-name="T54">e don’t do transfer from our </text:span>I<text:span text:style-name="T54">V</text:span>otingStrategy <text:span text:style-name="T54">contract to recipients initially, but </text:span><text:span text:style-name="T55">store </text:span><text:span text:style-name="T56">transfers in the round’s</text:span><text:span text:style-name="T55"> </text:span><text:span text:style-name="T56">Validium and release them to on-chain payment allowances at the round end </text:span><text:span text:style-name="T66">(using </text:span><text:span text:style-name="T68">zkEVM</text:span><text:span text:style-name="T66">)</text:span><text:span text:style-name="T56">. </text:span><text:span text:style-name="T58">We also do not store Voted events in vote() function, </text:span><text:span text:style-name="T59">instead we store </text:span><text:span text:style-name="T64">(in Validium) </text:span><text:span text:style-name="T60">full donation amount, X%, and the </text:span><text:span text:style-name="T61">above mentioned</text:span><text:span text:style-name="T60"> dependencies </text:span><text:span text:style-name="T61">data</text:span><text:span text:style-name="T58">. </text:span><text:span text:style-name="T63">This contract will have also a function to distribute matching funds (that will </text:span><text:span text:style-name="T67">were</text:span><text:span text:style-name="T63"> placed on this contract address). </text:span><text:span text:style-name="T99">Actual distribution of funds (the sum of donated and matched) happens by calling a method of this contract.</text:span></text:p>
      <text:h text:style-name="Heading_20_2" text:outline-level="2">Arithmetic formulas</text:h>
      <text:p text:style-name="P41">First Y% of the donated sum is allocated to the affiliate (if any). <text:span text:style-name="T98">The donated sum is reduced to (100-Y)%.</text:span></text:p>
      <text:p text:style-name="P40">Remark: There was also considered the variant to allocate to the affiliate only Y% of the donation part that the main project (excluding dependencies) receives, but that would allocate zero to the affiliate if the main project does not accept donations.</text:p>
      <text:p text:style-name="P42">When donating to a project, the donor is offered to allocate X% for dependencies. <text:span text:style-name="T30">I recommend to set X% to a reasonable value such as 50% and allow the donor to change </text:span><text:span text:style-name="T47">the value</text:span><text:span text:style-name="T30">, if he or she wishes.</text:span></text:p>
      <text:p text:style-name="P47"><text:span text:style-name="T96">The following is calculated separately for each token.</text:span></text:p>
      <text:p text:style-name="P12">Sums of donations for a given recipient address are stored in <text:span text:style-name="T54">our </text:span>I<text:span text:style-name="T54">V</text:span>otingStrategy <text:span text:style-name="T54">contract to recipients</text:span> <text:span text:style-name="T72">when finalizing zkEVM.</text:span></text:p>
      <text:p text:style-name="P18">Before storing the donation in the chain, <text:span text:style-name="T44">f</text:span><text:span text:style-name="T23">or each direct or indirect dependency </text:span><text:span text:style-name="T24">find its Git repository, and if found, query (</text:span><text:span text:style-name="T84">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9">the donations site downloads </text:span><text:span text:style-name="T40">the list of dependencies and for each dependency </text:span><text:span text:style-name="T24">the current state of the file </text:span><text:span text:style-name="T27">https://</text:span><text:span text:style-name="T24">github.com/USER/USER/.salaries-science/</text:span><text:span text:style-name="T83">accounts</text:span><text:span text:style-name="T24">.json </text:span><text:span text:style-name="T40">if a donation address is available. </text:span><text:span text:style-name="T45">X is lowered to 0%, if no dependencies with active donation address. </text:span><text:span text:style-name="T46">X is raised to 100%, if the main project has no donation address. If both, refuse to accept the donation.</text:span><text:span text:style-name="T40"> To each N donations </text:span><text:span text:style-name="T43">with an available address </text:span><text:span text:style-name="T40">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42">Do it only if</text:span><text:span text:style-name="T41"> </text:span><text:span text:style-name="T48">X</text:span><text:span text:style-name="T41"> </text:span><text:span text:style-name="T20">≠</text:span><text:span text:style-name="T41"> 0.</text:span></text:p>
      <text:p text:style-name="P10">Notify by email developers who didn’t put their address.</text:p>
      <text:p text:style-name="P9">Then <text:span text:style-name="T32">after the</text:span> <text:span text:style-name="T32">end of matching period </text:span>calculate quadratic matchings and add to the sums.</text:p>
      <text:h text:style-name="P32" text:outline-level="1"><text:soft-page-break/>Proposed modifications</text:h>
      <text:p text:style-name="P16">We may adjust matching funding of projects dependently their programming language. For example, I prefer D and Rust languages and would vote for more funding for projects written in these languages.</text:p>
      <text:h text:style-name="P33" text:outline-level="1">Deficiencies of This Algorithm</text:h>
      <text:p text:style-name="P28"><text:span text:style-name="T90">With this algorithm, the left-pad </text:span><text:span text:style-name="T90"><text:bibliography-mark text:identifier="leftpad" text:bibliography-type="www" text:author="left-pad" text:title="left-pad" text:url="https://github.com/left-pad/left-pad">[14]</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34" text:outline-level="1">Appendix: <text:span text:style-name="T83">User Data</text:span> Format</text:h>
      <text:p text:style-name="P19">User data is to be stored <text:span text:style-name="T84">in version control</text:span> in files</text:p>
      <text:p text:style-name="P18"><text:span text:style-name="T27">https://</text:span><text:span text:style-name="T24">github.com/</text:span><text:span text:style-name="T13">USER</text:span><text:span text:style-name="T24">/</text:span><text:span text:style-name="T13">USER</text:span><text:span text:style-name="T24">/.salaries-science/</text:span><text:span text:style-name="T83">accounts</text:span><text:span text:style-name="T24">.json</text:span></text:p>
      <text:p text:style-name="P20">or analogous files for other Git hostings.</text:p>
      <text:p text:style-name="P26">Currently, donations are accepted only for such packages that set repository data (allowing our software to extract <text:span text:style-name="T12">USER</text:span><text:span text:style-name="T75">).</text:span></text:p>
      <text:p text:style-name="P20">The file format is as follows:</text:p>
      <text:p text:style-name="P20">{</text:p>
      <text:p text:style-name="P21"><text:s text:c="2"/>"<text:span text:style-name="T85">evm</text:span>": <text:span text:style-name="T85">{</text:span></text:p>
      <text:p text:style-name="P23"><text:span text:style-name="T84"><text:s text:c="4"/>"</text:span><text:span text:style-name="T86">defaultA</text:span><text:span text:style-name="T84">ccount": "</text:span><text:span text:style-name="T88">0x36A0356d43EE4168ED24EFA1CAe3198708667ac0</text:span><text:span text:style-name="T84">",</text:span></text:p>
      <text:p text:style-name="P23"><text:span text:style-name="T84"><text:s text:c="4"/>"</text:span><text:span text:style-name="T86">defaultExpires</text:span><text:span text:style-name="T84">": "</text:span><text:span text:style-name="T87">2024-07-03T00:00:00</text:span><text:span text:style-name="T84">",</text:span></text:p>
      <text:p text:style-name="P24"><text:span text:style-name="T84"><text:s text:c="4"/></text:span><text:span text:style-name="T89">"chains:" </text:span><text:span text:style-name="T86">[</text:span></text:p>
      <text:p text:style-name="P20"><text:s text:c="6"/><text:span text:style-name="T86">{</text:span></text:p>
      <text:p text:style-name="P22"><text:s text:c="8"/>"<text:span text:style-name="T86">chainId</text:span>"<text:span text:style-name="T86">: 1,</text:span></text:p>
      <text:p text:style-name="P22"><text:s text:c="8"/>"<text:span text:style-name="T86">a</text:span>ccount": "<text:span text:style-name="T88">0x36A0356d43EE4168ED24EFA1CAe3198708667ac0</text:span>",</text:p>
      <text:p text:style-name="P23"><text:span text:style-name="T84"><text:s text:c="8"/>"</text:span><text:span text:style-name="T86">expires</text:span><text:span text:style-name="T84">": "</text:span><text:span text:style-name="T87">2024-07-03T00:00:00</text:span><text:span text:style-name="T84">"</text:span></text:p>
      <text:p text:style-name="P22"><text:s text:c="4"/><text:span text:style-name="T86">]</text:span></text:p>
      <text:p text:style-name="P20"><text:s text:c="2"/><text:span text:style-name="T85">}</text:span></text:p>
      <text:p text:style-name="P20">}</text:p>
      <text:p text:style-name="P25">To disable an account set its expiration date in the past e.g. to 0000-00-00T00:00:00.</text:p>
      <text:p text:style-name="P27">An account is considered enabled if its expiration date is above ??.</text:p>
      <text:h text:style-name="P35" text:outline-level="1"><text:soft-page-break/>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5]</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6]</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5">1: Victor Porton, Why Algebraic Theory of General Topology is Super-Important, </text:p>
          <text:p text:style-name="P15">2: Victor Porton, Attack on Google SERP: A branch of science may effectively disappear from SERPs for a long time, 2022</text:p>
          <text:p text:style-name="P15">3: Victor Porton, Paying Salaries to Scientists Using Prediction Markets on Blockchain, 2021</text:p>
          <text:p text:style-name="P15">4: Victor Porton, Future Salaries, , <text:a xlink:type="simple" xlink:href="https://vporton.github.io/future-salary/#/" text:style-name="Internet_20_link" text:visited-style-name="Internet_20_link"><text:span text:style-name="Internet_20_link">https://vporton.github.io/future-salary/#/</text:span></text:a></text:p>
          <text:p text:style-name="P15">5: Diemer, Sebastian, Does money matter in predicting future events?, 2013</text:p>
          <text:p text:style-name="P1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5">7: Victor Porton, Storing ZK-rollups in a sidechain, 2023, </text:p>
          <text:p text:style-name="P15">8: , World Science DAO, , <text:a xlink:type="simple" xlink:href="https://science-dao.vporton.name/" text:style-name="Internet_20_link" text:visited-style-name="Internet_20_link"><text:span text:style-name="Internet_20_link">https://science-dao.vporton.name/</text:span></text:a></text:p>
          <text:p text:style-name="P15">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7T18:14:53.352930837</dc:date>
    <meta:editing-duration>P4DT15H50M37S</meta:editing-duration>
    <meta:editing-cycles>216</meta:editing-cycles>
    <meta:document-statistic meta:table-count="0" meta:image-count="0" meta:object-count="0" meta:page-count="6" meta:paragraph-count="93" meta:word-count="1987" meta:character-count="12733" meta:non-whitespace-character-count="10808"/>
  </office:meta>
</office:document-meta>
</file>